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76000004D8C99771EB.jpg" manifest:media-type=""/>
  <manifest:file-entry manifest:full-path="Pictures/10000000000002F50000005E8EFDD95B.jpg" manifest:media-type=""/>
  <manifest:file-entry manifest:full-path="Pictures/1000000000000676000004D847B2EBE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draw:fill="bitmap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resentacao-Padrao-SERPRO-notes">
      <style:graphic-properties draw:fill-color="#ffffff" draw:auto-grow-height="true" fo:min-height="13.365cm"/>
    </style:style>
    <style:style style:name="pr2" style:family="presentation" style:parent-style-name="Apresentacao-Padrao-SERPRO-title">
      <style:graphic-properties draw:auto-grow-height="true" fo:min-height="1.501cm"/>
    </style:style>
    <style:style style:name="pr3" style:family="presentation" style:parent-style-name="Apresentacao-Padrao-SERPRO-outline1">
      <style:graphic-properties draw:auto-grow-height="true" fo:min-height="14.501cm"/>
    </style:style>
    <style:style style:name="pr4" style:family="presentation" style:parent-style-name="Apresentacao-Padrao-SERPR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ítulo da Apresentação</presentation:footer-decl>
      <draw:page draw:name="page1" draw:style-name="dp1" draw:master-page-name="Apresentacao-Padrao-SERPRO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20.99cm" svg:x="0cm" svg:y="0cm">
          <draw:image xlink:href="Pictures/1000000000000676000004D8C99771EB.jpg" xlink:type="simple" xlink:show="embed" xlink:actuate="onLoad">
            <text:p/>
          </draw:image>
        </draw:frame>
        <draw:frame draw:style-name="gr2" draw:text-style-name="P2" draw:layer="layout" svg:width="13.5cm" svg:height="3.401cm" svg:x="1.7cm" svg:y="7.2cm">
          <draw:text-box>
            <text:p text:style-name="P1"><text:span text:style-name="T1">Título da apresentação</text:span></text:p>
          </draw:text-box>
        </draw:frame>
        <draw:frame draw:style-name="gr2" draw:text-style-name="P3" draw:layer="layout" svg:width="9.5cm" svg:height="0.962cm" svg:x="1.9cm" svg:y="17.1cm">
          <draw:text-box>
            <text:p><text:span text:style-name="T2">Palestrant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>
          <draw:text-box/>
        </draw:frame>
        <draw:frame presentation:style-name="pr3" draw:layer="layout" svg:width="25.199cm" svg:height="14.501cm" svg:x="1.4cm" svg:y="4.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presentacao-Padrao-SERPRO" presentation:presentation-page-layout-name="AL1T1" presentation:use-footer-name="ftr1">
        <office:forms form:automatic-focus="false" form:apply-design-mode="false"/>
        <draw:frame draw:style-name="gr4" draw:text-style-name="P1" draw:layer="layout" svg:width="20.028cm" svg:height="2.486cm" svg:x="4.04cm" svg:y="15.606cm">
          <draw:image xlink:href="Pictures/10000000000002F50000005E8EFDD95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5" draw:display-name="Bitmape 5" xlink:href="Pictures/1000000000000676000004D8C99771EB.jpg" xlink:type="simple" xlink:show="embed" xlink:actuate="onLoad"/>
    <draw:fill-image draw:name="background" xlink:href="Pictures/1000000000000676000004D847B2EBED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presentacao-Padrao-SERP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Apresentacao-Padrao-SERPR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resentacao-Padrao-SERP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1" style:family="presentation">
      <style:graphic-properties draw:stroke="none" draw:fill="none">
        <text:list-style style:name="Apresentacao-Padrao-SER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2" style:family="presentation" style:parent-style-name="Apresentacao-Padrao-SERPRO-outline1">
      <style:paragraph-properties fo:margin-top="0cm" fo:margin-bottom="0.4cm"/>
      <style:text-properties fo:font-size="28pt" style:font-size-asian="28pt" style:font-size-complex="28pt"/>
    </style:style>
    <style:style style:name="Apresentacao-Padrao-SERPRO-outline3" style:family="presentation" style:parent-style-name="Apresentacao-Padrao-SERPRO-outline2">
      <style:paragraph-properties fo:margin-top="0cm" fo:margin-bottom="0.3cm"/>
      <style:text-properties fo:font-size="24pt" style:font-size-asian="24pt" style:font-size-complex="24pt"/>
    </style:style>
    <style:style style:name="Apresentacao-Padrao-SERPRO-outline4" style:family="presentation" style:parent-style-name="Apresentacao-Padrao-SERPRO-outline3">
      <style:paragraph-properties fo:margin-top="0cm" fo:margin-bottom="0.2cm"/>
      <style:text-properties fo:font-size="20pt" style:font-size-asian="20pt" style:font-size-complex="20pt"/>
    </style:style>
    <style:style style:name="Apresentacao-Padrao-SERPRO-outline5" style:family="presentation" style:parent-style-name="Apresentacao-Padrao-SERPRO-outline4">
      <style:paragraph-properties fo:margin-top="0cm" fo:margin-bottom="0.1cm"/>
      <style:text-properties fo:font-size="20pt" style:font-size-asian="20pt" style:font-size-complex="20pt"/>
    </style:style>
    <style:style style:name="Apresentacao-Padrao-SERPRO-outline6" style:family="presentation" style:parent-style-name="Apresentacao-Padrao-SERPRO-outline5">
      <style:paragraph-properties fo:margin-top="0cm" fo:margin-bottom="0.1cm"/>
      <style:text-properties fo:font-size="20pt" style:font-size-asian="20pt" style:font-size-complex="20pt"/>
    </style:style>
    <style:style style:name="Apresentacao-Padrao-SERPRO-outline7" style:family="presentation" style:parent-style-name="Apresentacao-Padrao-SERPRO-outline6">
      <style:paragraph-properties fo:margin-top="0cm" fo:margin-bottom="0.1cm"/>
      <style:text-properties fo:font-size="20pt" style:font-size-asian="20pt" style:font-size-complex="20pt"/>
    </style:style>
    <style:style style:name="Apresentacao-Padrao-SERPRO-outline8" style:family="presentation" style:parent-style-name="Apresentacao-Padrao-SERPRO-outline7">
      <style:paragraph-properties fo:margin-top="0cm" fo:margin-bottom="0.1cm"/>
      <style:text-properties fo:font-size="20pt" style:font-size-asian="20pt" style:font-size-complex="20pt"/>
    </style:style>
    <style:style style:name="Apresentacao-Padrao-SERPRO-outline9" style:family="presentation" style:parent-style-name="Apresentacao-Padrao-SERPRO-outline8">
      <style:paragraph-properties fo:margin-top="0cm" fo:margin-bottom="0.1cm"/>
      <style:text-properties fo:font-size="20pt" style:font-size-asian="20pt" style:font-size-complex="20pt"/>
    </style:style>
    <style:style style:name="Apresentacao-Padrao-SERPRO-subtitle" style:family="presentation">
      <style:graphic-properties draw:stroke="none" draw:fill="none" draw:textarea-vertical-align="middle">
        <text:list-style style:name="Apresentacao-Padrao-SERP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Padrao-SERPRO-title" style:family="presentation">
      <style:graphic-properties draw:stroke="none" draw:fill="none" draw:textarea-vertical-align="middle">
        <text:list-style style:name="Apresentacao-Padrao-SERP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presentacao-Padrao-SERPRO-title">
      <style:graphic-properties draw:auto-grow-height="false" fo:min-height="3.507cm"/>
    </style:style>
    <style:style style:name="Mpr2" style:family="presentation" style:parent-style-name="Apresentacao-Padrao-SERP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Apresentacao-Padrao-SERP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presentacao-Padrao-SERPRO" style:page-layout-name="PM1" draw:style-name="Mdp1"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Apresentacao-Padrao-SERPRO-outline1" draw:layer="backgroundobjects" svg:width="25.199cm" svg:height="12.179cm" svg:x="1.4cm" svg:y="4.1cm" presentation:class="outline" presentation:placeholder="true">
        <draw:text-box/>
      </draw:frame>
      <presentation:notes style:page-layout-name="PM0">
        <draw:page-thumbnail presentation:style-name="Apresentacao-Padrao-SERPRO-title" draw:layer="backgroundobjects" svg:width="14.848cm" svg:height="11.136cm" svg:x="3.075cm" svg:y="2.257cm" presentation:class="page"/>
        <draw:frame presentation:style-name="Apresentacao-Padrao-SERP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01:17</meta:creation-date>
    <meta:editing-duration>P0D</meta:editing-duration>
    <meta:editing-cycles>2</meta:editing-cycles>
    <meta:generator>LibreOffice/4.0.6.2$Linux_x86 LibreOffice_project/2e2573268451a50806fcd60ae2d9fe01dd0ce24</meta:generator>
    <dc:title>Apresentacao-Padrao-SERPRO</dc:title>
    <meta:initial-creator>Hugo SUPDE/DEFLA/DE318</meta:initial-creator>
    <dc:date>2016-07-07T14:01:54</dc:date>
    <dc:creator>Hugo SUPDE/DEFLA/DE318</dc:creator>
    <meta:document-statistic meta:object-count="30"/>
  </office:meta>
</office:document-meta>
</file>